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 a new machine:</text:p>
      <text:p text:style-name="Standard">install python</text:p>
      <text:p text:style-name="Standard">install pip </text:p>
      <text:p text:style-name="Standard"><text:tab/>download get-pip.py from <text:a xlink:type="simple" xlink:href="https://pip.pypa.io/en/latest/installing.html" text:style-name="Internet_20_link" text:visited-style-name="Visited_20_Internet_20_Link">https://pip.pypa.io/en/latest/installing.html</text:a></text:p>
      <text:p text:style-name="Standard">then on a ubuntu </text:p>
      <text:p text:style-name="Standard"><text:tab/>sudo python get-pip.p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ish Sangireddy</meta:initial-creator>
    <meta:creation-date>2015-01-12T21:17:55.47</meta:creation-date>
    <meta:document-statistic meta:table-count="0" meta:image-count="0" meta:object-count="0" meta:page-count="1" meta:paragraph-count="6" meta:word-count="19" meta:character-count="154"/>
    <dc:date>2015-01-12T22:35:46.21</dc:date>
    <dc:creator>Harish Sangireddy</dc:creator>
    <meta:editing-duration>PT1H2M40S</meta:editing-duration>
    <meta:editing-cycles>1</meta:editing-cycles>
    <meta:generator>OpenOffice/4.1.1$Win32 OpenOffice.org_project/411m6$Build-9775</meta:generator>
  </office:meta>
</office:document-meta>
</file>